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Arial" style:font-name-complex="Arial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Arial" style:font-name-complex="Arial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Arial" style:font-name-complex="Arial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/>
    </style:style>
    <style:style style:name="T56" style:parent-style-name="DefaultParagraphFont" style:family="text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================================================================================</text:p>
      <text:p text:style-name="Normal">GCViT Training for VinDr-SpineXR</text:p>
      <text:p text:style-name="Normal">================================================================================</text:p>
      <text:p text:style-name="Normal"/>
      <text:p text:style-name="Normal">Configuration:</text:p>
      <text:p text:style-name="Normal"><text:s text:c="2"/>Model: gcvit_small</text:p>
      <text:p text:style-name="Normal"><text:s text:c="2"/>Batch size: 20</text:p>
      <text:p text:style-name="Normal"><text:s text:c="2"/>Epochs: 30</text:p>
      <text:p text:style-name="Normal"><text:s text:c="2"/>Learning rate: 0.0001</text:p>
      <text:p text:style-name="Normal"><text:s text:c="2"/>Image size: 224x224</text:p>
      <text:p text:style-name="Normal"><text:s text:c="2"/>Label smoothing: 0.1</text:p>
      <text:p text:style-name="Normal"><text:s text:c="2"/>Output: C:\Users\prosenjit19\Desktop\Spine\vindr-spinexr\outputs\gcvit_small_optimized</text:p>
      <text:p text:style-name="Normal"/>
      <text:p text:style-name="Normal">Using device: cuda:0</text:p>
      <text:p text:style-name="Normal"><text:s text:c="2"/>GPU: NVIDIA GeForce RTX 3050</text:p>
      <text:p text:style-name="Normal"><text:s text:c="2"/>CUDA version: 11.0</text:p>
      <text:p text:style-name="Normal"/>
      <text:p text:style-name="Normal">Loading datasets...</text:p>
      <text:p text:style-name="Normal"><text:s text:c="2"/>Loaded 8389 unique images</text:p>
      <text:p text:style-name="Normal"><text:s text:c="2"/>Normal: 4260</text:p>
      <text:p text:style-name="Normal"><text:s text:c="2"/>Abnormal: 4129</text:p>
      <text:p text:style-name="Normal"><text:s text:c="2"/>Loaded 2077 unique images</text:p>
      <text:p text:style-name="Normal"><text:s text:c="2"/>Normal: 1070</text:p>
      <text:p text:style-name="Normal"><text:s text:c="2"/>Abnormal: 1007</text:p>
      <text:p text:style-name="Normal"/>
      <text:p text:style-name="Normal"><text:s text:c="2"/>Class weight (Abnormal): 1.0317</text:p>
      <text:p text:style-name="Normal"/>
      <text:p text:style-name="Normal">Creating gcvit_small model...</text:p>
      <text:p text:style-name="Normal">Training from scratch (no pretrained weights)</text:p>
      <text:p text:style-name="Normal">Total parameters: 50,323,942</text:p>
      <text:p text:style-name="Normal">Trainable parameters: 50,323,942</text:p>
      <text:p text:style-name="Normal"/>
      <text:p text:style-name="Normal">Starting training with GCViT optimizations:</text:p>
      <text:p text:style-name="Normal"><text:s text:c="2"/>✓ Global context attention</text:p>
      <text:p text:style-name="Normal"><text:s text:c="2"/>✓ Hierarchical design</text:p>
      <text:p text:style-name="Normal"><text:s text:c="2"/>✓ MixUp augmentation</text:p>
      <text:p text:style-name="Normal"><text:s text:c="2"/>✓ Label smoothing</text:p>
      <text:p text:style-name="Normal"><text:s text:c="2"/>✓ Gradient clipping</text:p>
      <text:p text:style-name="Normal"><text:s text:c="2"/>✓ Random erasing</text:p>
      <text:p text:style-name="Normal"><text:s text:c="2"/>✓ Cosine annealing</text:p>
      <text:p text:style-name="Normal">================================================================================</text:p>
      <text:p text:style-name="Normal">Epoch 1/30 [Train]: 100%|<text:span text:style-name="T2">█████████████████████████</text:span>| 420/420 [12:34&lt;00:00, <text:s/>1.80s/it, loss=0.699]</text:p>
      <text:p text:style-name="Normal">Epoch 1/30 [Val]: 100%|<text:span text:style-name="T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6&lt;00:00, <text:s/>1.31s/it]<text:s/></text:p>
      <text:p text:style-name="Normal"/>
      <text:p text:style-name="Normal">Epoch 1/30</text:p>
      <text:p text:style-name="Normal"><text:s text:c="2"/>Train Loss: 0.6988 | Train Acc: 0.5543</text:p>
      <text:p text:style-name="Normal"><text:s text:c="2"/>Val Loss: 0.6783 | Val Acc: 0.6028 | AUROC: 0.6477</text:p>
      <text:p text:style-name="Normal"><text:s text:c="2"/>Learning Rate: 0.000100</text:p>
      <text:p text:style-name="Normal"><text:s text:c="2"/>✓ New best AUROC: 0.6477</text:p>
      <text:p text:style-name="Normal">================================================================================</text:p>
      <text:soft-page-break/>
      <text:p text:style-name="Normal">Epoch 2/30 [Train]: 100%|<text:span text:style-name="T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36&lt;00:00, <text:s/>1.80s/it, loss=0.671]<text:s/></text:p>
      <text:p text:style-name="Normal">Epoch 2/30 [Val]: 100%|<text:span text:style-name="T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1&lt;00:00, <text:s/>1.27s/it]<text:s/></text:p>
      <text:p text:style-name="Normal"/>
      <text:p text:style-name="Normal">Epoch 2/30</text:p>
      <text:p text:style-name="Normal"><text:s text:c="2"/>Train Loss: 0.6706 | Train Acc: 0.5847</text:p>
      <text:p text:style-name="Normal"><text:s text:c="2"/>Val Loss: 0.6563 | Val Acc: 0.6225 | AUROC: 0.6674</text:p>
      <text:p text:style-name="Normal"><text:s text:c="2"/>Learning Rate: 0.000099</text:p>
      <text:p text:style-name="Normal"><text:s text:c="2"/>✓ New best AUROC: 0.6674</text:p>
      <text:p text:style-name="Normal">================================================================================</text:p>
      <text:p text:style-name="Normal">Epoch 3/30 [Train]: 100%|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33&lt;00:00, <text:s/>1.79s/it, loss=0.66]</text:p>
      <text:p text:style-name="Normal">Epoch 3/30 [Val]: 100%|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2&lt;00:00, <text:s/>1.27s/it]<text:s/></text:p>
      <text:p text:style-name="Normal"/>
      <text:p text:style-name="Normal">Epoch 3/30</text:p>
      <text:p text:style-name="Normal"><text:s text:c="2"/>Train Loss: 0.6595 | Train Acc: 0.5974</text:p>
      <text:p text:style-name="Normal"><text:s text:c="2"/>Val Loss: 0.6476 | Val Acc: 0.6293 | AUROC: 0.6757</text:p>
      <text:p text:style-name="Normal"><text:s text:c="2"/>Learning Rate: 0.000098</text:p>
      <text:p text:style-name="Normal"><text:s text:c="2"/>✓ New best AUROC: 0.6757</text:p>
      <text:p text:style-name="Normal">================================================================================</text:p>
      <text:soft-page-break/>
      <text:p text:style-name="Normal">Epoch 4/30 [Train]: 100%|<text:span text:style-name="T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28&lt;00:00, <text:s/>1.78s/it, loss=0.643]<text:s/></text:p>
      <text:p text:style-name="Normal">Epoch 4/30 [Val]: 100%|<text:span text:style-name="T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5&lt;00:00, <text:s/>1.30s/it]<text:s/></text:p>
      <text:p text:style-name="Normal"/>
      <text:p text:style-name="Normal">Epoch 4/30</text:p>
      <text:p text:style-name="Normal"><text:s text:c="2"/>Train Loss: 0.6431 | Train Acc: 0.6069</text:p>
      <text:p text:style-name="Normal"><text:s text:c="2"/>Val Loss: 0.6257 | Val Acc: 0.6505 | AUROC: 0.7107</text:p>
      <text:p text:style-name="Normal"><text:s text:c="2"/>Learning Rate: 0.000096</text:p>
      <text:p text:style-name="Normal"><text:s text:c="2"/>✓ New best AUROC: 0.7107</text:p>
      <text:p text:style-name="Normal">================================================================================</text:p>
      <text:p text:style-name="Normal">Epoch 5/30 [Train]: 100%|<text:span text:style-name="T1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8&lt;00:00, <text:s/>1.83s/it, loss=0.638]<text:s/></text:p>
      <text:p text:style-name="Normal">Epoch 5/30 [Val]: 100%|<text:span text:style-name="T1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6&lt;00:00, <text:s/>1.32s/it]<text:s/></text:p>
      <text:p text:style-name="Normal"/>
      <text:p text:style-name="Normal">Epoch 5/30</text:p>
      <text:p text:style-name="Normal"><text:s text:c="2"/>Train Loss: 0.6376 | Train Acc: 0.6152</text:p>
      <text:p text:style-name="Normal"><text:s text:c="2"/>Val Loss: 0.6233 | Val Acc: 0.6476 | AUROC: 0.6979</text:p>
      <text:p text:style-name="Normal"><text:s text:c="2"/>Learning Rate: 0.000093</text:p>
      <text:p text:style-name="Normal">================================================================================</text:p>
      <text:p text:style-name="Normal">Epoch 6/30 [Train]: 100%|<text:span text:style-name="T12">█████████████████████████████████████████████████</text:span><text:soft-page-break/><text:span text:style-name="T13">█████████████████████████████████████████████████</text:span>| 420/420 [12:43&lt;00:00, <text:s/>1.82s/it, loss=0.634]</text:p>
      <text:p text:style-name="Normal">Epoch 6/30 [Val]: 100%|<text:span text:style-name="T1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5&lt;00:00, <text:s/>1.31s/it]<text:s/></text:p>
      <text:p text:style-name="Normal"/>
      <text:p text:style-name="Normal">Epoch 6/30</text:p>
      <text:p text:style-name="Normal"><text:s text:c="2"/>Train Loss: 0.6343 | Train Acc: 0.6202</text:p>
      <text:p text:style-name="Normal"><text:s text:c="2"/>Val Loss: 0.6112 | Val Acc: 0.6683 | AUROC: 0.7145</text:p>
      <text:p text:style-name="Normal"><text:s text:c="2"/>Learning Rate: 0.000090</text:p>
      <text:p text:style-name="Normal"><text:s text:c="2"/>✓ New best AUROC: 0.7145</text:p>
      <text:p text:style-name="Normal">================================================================================</text:p>
      <text:p text:style-name="Normal">Epoch 7/30 [Train]: 100%|<text:span text:style-name="T1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6&lt;00:00, <text:s/>1.83s/it, loss=0.628]<text:s/></text:p>
      <text:p text:style-name="Normal">Epoch 7/30 [Val]: 100%|<text:span text:style-name="T1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3&lt;00:00, <text:s/>1.29s/it]<text:s/></text:p>
      <text:p text:style-name="Normal"/>
      <text:p text:style-name="Normal">Epoch 7/30</text:p>
      <text:p text:style-name="Normal"><text:s text:c="2"/>Train Loss: 0.6281 | Train Acc: 0.6184</text:p>
      <text:p text:style-name="Normal"><text:s text:c="2"/>Val Loss: 0.6210 | Val Acc: 0.6663 | AUROC: 0.7126</text:p>
      <text:p text:style-name="Normal"><text:s text:c="2"/>Learning Rate: 0.000087</text:p>
      <text:p text:style-name="Normal">================================================================================</text:p>
      <text:p text:style-name="Normal">Epoch 8/30 [Train]: 100%|<text:span text:style-name="T1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0&lt;00:00, <text:s/>1.81s/it, loss=0.622]</text:p>
      <text:soft-page-break/>
      <text:p text:style-name="Normal">Epoch 8/30 [Val]: 100%|<text:span text:style-name="T1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29s/it]<text:s/></text:p>
      <text:p text:style-name="Normal"/>
      <text:p text:style-name="Normal">Epoch 8/30</text:p>
      <text:p text:style-name="Normal"><text:s text:c="2"/>Train Loss: 0.6224 | Train Acc: 0.6250</text:p>
      <text:p text:style-name="Normal"><text:s text:c="2"/>Val Loss: 0.6185 | Val Acc: 0.6692 | AUROC: 0.7101</text:p>
      <text:p text:style-name="Normal"><text:s text:c="2"/>Learning Rate: 0.000083</text:p>
      <text:p text:style-name="Normal">================================================================================</text:p>
      <text:p text:style-name="Normal">Epoch 9/30 [Train]: 100%|<text:span text:style-name="T1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38&lt;00:00, <text:s/>1.81s/it, loss=0.62]</text:p>
      <text:p text:style-name="Normal">Epoch 9/30 [Val]: 100%|<text:span text:style-name="T2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29s/it]<text:s/></text:p>
      <text:p text:style-name="Normal"/>
      <text:p text:style-name="Normal">Epoch 9/30</text:p>
      <text:p text:style-name="Normal"><text:s text:c="2"/>Train Loss: 0.6196 | Train Acc: 0.6231</text:p>
      <text:p text:style-name="Normal"><text:s text:c="2"/>Val Loss: 0.5961 | Val Acc: 0.6721 | AUROC: 0.7327</text:p>
      <text:p text:style-name="Normal"><text:s text:c="2"/>Learning Rate: 0.000079</text:p>
      <text:p text:style-name="Normal"><text:s text:c="2"/>✓ New best AUROC: 0.7327</text:p>
      <text:p text:style-name="Normal">================================================================================</text:p>
      <text:p text:style-name="Normal">Epoch 10/30 [Train]: 100%|<text:span text:style-name="T2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37&lt;00:00, <text:s/>1.80s/it, loss=0.619]<text:s/></text:p>
      <text:p text:style-name="Normal">Epoch 10/30 [Val]: 100%|<text:span text:style-name="T22">█████████████████████████████████████████████████</text:span><text:soft-page-break/><text:span text:style-name="T23">██████████████████████████████████████████████████████████████</text:span>| 104/104 [02:13&lt;00:00, <text:s/>1.28s/it]<text:s/></text:p>
      <text:p text:style-name="Normal"/>
      <text:p text:style-name="Normal">Epoch 10/30</text:p>
      <text:p text:style-name="Normal"><text:s text:c="2"/>Train Loss: 0.6189 | Train Acc: 0.6184</text:p>
      <text:p text:style-name="Normal"><text:s text:c="2"/>Val Loss: 0.6131 | Val Acc: 0.6639 | AUROC: 0.7183</text:p>
      <text:p text:style-name="Normal"><text:s text:c="2"/>Learning Rate: 0.000075</text:p>
      <text:p text:style-name="Normal">================================================================================</text:p>
      <text:p text:style-name="Normal">Epoch 11/30 [Train]: 100%|<text:span text:style-name="T2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4&lt;00:00, <text:s/>1.82s/it, loss=0.616]</text:p>
      <text:p text:style-name="Normal">Epoch 11/30 [Val]: 100%|<text:span text:style-name="T2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8&lt;00:00, <text:s/>1.33s/it]<text:s/></text:p>
      <text:p text:style-name="Normal"/>
      <text:p text:style-name="Normal">Epoch 11/30</text:p>
      <text:p text:style-name="Normal"><text:s text:c="2"/>Train Loss: 0.6162 | Train Acc: 0.6221</text:p>
      <text:p text:style-name="Normal"><text:s text:c="2"/>Val Loss: 0.5989 | Val Acc: 0.6610 | AUROC: 0.7293</text:p>
      <text:p text:style-name="Normal"><text:s text:c="2"/>Learning Rate: 0.000070</text:p>
      <text:p text:style-name="Normal">================================================================================</text:p>
      <text:p text:style-name="Normal">Epoch 12/30 [Train]: 100%|<text:span text:style-name="T2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7&lt;00:00, <text:s/>1.83s/it, loss=0.62]</text:p>
      <text:p text:style-name="Normal">Epoch 12/30 [Val]: 100%|<text:span text:style-name="T2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6&lt;00:00, <text:s/>1.31s/it]<text:s/></text:p>
      <text:p text:style-name="Normal"/>
      <text:soft-page-break/>
      <text:p text:style-name="Normal">Epoch 12/30</text:p>
      <text:p text:style-name="Normal"><text:s text:c="2"/>Train Loss: 0.6197 | Train Acc: 0.6277</text:p>
      <text:p text:style-name="Normal"><text:s text:c="2"/>Val Loss: 0.6075 | Val Acc: 0.6774 | AUROC: 0.7288</text:p>
      <text:p text:style-name="Normal"><text:s text:c="2"/>Learning Rate: 0.000065</text:p>
      <text:p text:style-name="Normal">================================================================================</text:p>
      <text:p text:style-name="Normal">Epoch 13/30 [Train]: 100%|<text:span text:style-name="T2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3&lt;00:00, <text:s/>1.82s/it, loss=0.615]</text:p>
      <text:p text:style-name="Normal">Epoch 13/30 [Val]: 100%|<text:span text:style-name="T2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30s/it]<text:s/></text:p>
      <text:p text:style-name="Normal"/>
      <text:p text:style-name="Normal">Epoch 13/30</text:p>
      <text:p text:style-name="Normal"><text:s text:c="2"/>Train Loss: 0.6153 | Train Acc: 0.6215</text:p>
      <text:p text:style-name="Normal"><text:s text:c="2"/>Val Loss: 0.5939 | Val Acc: 0.6731 | AUROC: 0.7377</text:p>
      <text:p text:style-name="Normal"><text:s text:c="2"/>Learning Rate: 0.000060</text:p>
      <text:p text:style-name="Normal"><text:s text:c="2"/>✓ New best AUROC: 0.7377</text:p>
      <text:p text:style-name="Normal">================================================================================</text:p>
      <text:p text:style-name="Normal">Epoch 14/30 [Train]: 100%|<text:span text:style-name="T3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4&lt;00:00, <text:s/>1.82s/it, loss=0.611]<text:s/></text:p>
      <text:p text:style-name="Normal">Epoch 14/30 [Val]: 100%|<text:span text:style-name="T3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29s/it]<text:s/></text:p>
      <text:p text:style-name="Normal"/>
      <text:p text:style-name="Normal">Epoch 14/30</text:p>
      <text:soft-page-break/>
      <text:p text:style-name="Normal"><text:s text:c="2"/>Train Loss: 0.6114 | Train Acc: 0.6323</text:p>
      <text:p text:style-name="Normal"><text:s text:c="2"/>Val Loss: 0.5904 | Val Acc: 0.6808 | AUROC: 0.7453</text:p>
      <text:p text:style-name="Normal"><text:s text:c="2"/>Learning Rate: 0.000055</text:p>
      <text:p text:style-name="Normal"><text:s text:c="2"/>✓ New best AUROC: 0.7453</text:p>
      <text:p text:style-name="Normal">================================================================================</text:p>
      <text:p text:style-name="Normal">Epoch 15/30 [Train]: 100%|<text:span text:style-name="T3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9&lt;00:00, <text:s/>1.83s/it, loss=0.61]</text:p>
      <text:p text:style-name="Normal">Epoch 15/30 [Val]: 100%|<text:span text:style-name="T3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5&lt;00:00, <text:s/>1.30s/it]<text:s/></text:p>
      <text:p text:style-name="Normal"/>
      <text:p text:style-name="Normal">Epoch 15/30</text:p>
      <text:p text:style-name="Normal"><text:s text:c="2"/>Train Loss: 0.6099 | Train Acc: 0.6363</text:p>
      <text:p text:style-name="Normal"><text:s text:c="2"/>Val Loss: 0.5989 | Val Acc: 0.6760 | AUROC: 0.7455</text:p>
      <text:p text:style-name="Normal"><text:s text:c="2"/>Learning Rate: 0.000050</text:p>
      <text:p text:style-name="Normal"><text:s text:c="2"/>✓ New best AUROC: 0.7455</text:p>
      <text:p text:style-name="Normal">================================================================================</text:p>
      <text:p text:style-name="Normal">Epoch 16/30 [Train]: 100%|<text:span text:style-name="T3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3&lt;00:00, <text:s/>1.82s/it, loss=0.611]</text:p>
      <text:p text:style-name="Normal">Epoch 16/30 [Val]: 100%|<text:span text:style-name="T3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29s/it]<text:s/></text:p>
      <text:p text:style-name="Normal"/>
      <text:p text:style-name="Normal">Epoch 16/30</text:p>
      <text:soft-page-break/>
      <text:p text:style-name="Normal"><text:s text:c="2"/>Train Loss: 0.6105 | Train Acc: 0.6313</text:p>
      <text:p text:style-name="Normal"><text:s text:c="2"/>Val Loss: 0.6108 | Val Acc: 0.6755 | AUROC: 0.7354</text:p>
      <text:p text:style-name="Normal"><text:s text:c="2"/>Learning Rate: 0.000045</text:p>
      <text:p text:style-name="Normal">================================================================================</text:p>
      <text:p text:style-name="Normal">Epoch 17/30 [Train]: 100%|<text:span text:style-name="T3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8&lt;00:00, <text:s/>1.83s/it, loss=0.606]</text:p>
      <text:p text:style-name="Normal">Epoch 17/30 [Val]: 100%|<text:span text:style-name="T3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3&lt;00:00, <text:s/>1.29s/it]<text:s/></text:p>
      <text:p text:style-name="Normal"/>
      <text:p text:style-name="Normal">Epoch 17/30</text:p>
      <text:p text:style-name="Normal"><text:s text:c="2"/>Train Loss: 0.6062 | Train Acc: 0.6295</text:p>
      <text:p text:style-name="Normal"><text:s text:c="2"/>Val Loss: 0.5958 | Val Acc: 0.6803 | AUROC: 0.7430</text:p>
      <text:p text:style-name="Normal"><text:s text:c="2"/>Learning Rate: 0.000040</text:p>
      <text:p text:style-name="Normal">================================================================================</text:p>
      <text:p text:style-name="Normal">Epoch 18/30 [Train]: 100%|<text:span text:style-name="T3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4&lt;00:00, <text:s/>1.82s/it, loss=0.606]</text:p>
      <text:p text:style-name="Normal">Epoch 18/30 [Val]: 100%|<text:span text:style-name="T3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5&lt;00:00, <text:s/>1.30s/it]<text:s/></text:p>
      <text:p text:style-name="Normal"/>
      <text:p text:style-name="Normal">Epoch 18/30</text:p>
      <text:p text:style-name="Normal"><text:s text:c="2"/>Train Loss: 0.6059 | Train Acc: 0.6417</text:p>
      <text:p text:style-name="Normal"><text:s text:c="2"/>Val Loss: 0.5907 | Val Acc: 0.6798 | AUROC: 0.7444</text:p>
      <text:soft-page-break/>
      <text:p text:style-name="Normal"><text:s text:c="2"/>Learning Rate: 0.000035</text:p>
      <text:p text:style-name="Normal">================================================================================</text:p>
      <text:p text:style-name="Normal">Epoch 19/30 [Train]: 100%|<text:span text:style-name="T4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9&lt;00:00, <text:s/>1.83s/it, loss=0.604]</text:p>
      <text:p text:style-name="Normal">Epoch 19/30 [Val]: 100%|<text:span text:style-name="T4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3&lt;00:00, <text:s/>1.28s/it]<text:s/></text:p>
      <text:p text:style-name="Normal"/>
      <text:p text:style-name="Normal">Epoch 19/30</text:p>
      <text:p text:style-name="Normal"><text:s text:c="2"/>Train Loss: 0.6037 | Train Acc: 0.6325</text:p>
      <text:p text:style-name="Normal"><text:s text:c="2"/>Val Loss: 0.5920 | Val Acc: 0.6716 | AUROC: 0.7411</text:p>
      <text:p text:style-name="Normal"><text:s text:c="2"/>Learning Rate: 0.000030</text:p>
      <text:p text:style-name="Normal">================================================================================</text:p>
      <text:p text:style-name="Normal">Epoch 20/30 [Train]: 100%|<text:span text:style-name="T4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3&lt;00:00, <text:s/>1.82s/it, loss=0.604]</text:p>
      <text:p text:style-name="Normal">Epoch 20/30 [Val]: 100%|<text:span text:style-name="T4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29s/it]<text:s/></text:p>
      <text:p text:style-name="Normal"/>
      <text:p text:style-name="Normal">Epoch 20/30</text:p>
      <text:p text:style-name="Normal"><text:s text:c="2"/>Train Loss: 0.6042 | Train Acc: 0.6294</text:p>
      <text:p text:style-name="Normal"><text:s text:c="2"/>Val Loss: 0.5864 | Val Acc: 0.6779 | AUROC: 0.7469</text:p>
      <text:p text:style-name="Normal"><text:s text:c="2"/>Learning Rate: 0.000025</text:p>
      <text:p text:style-name="Normal"><text:s text:c="2"/>✓ New best AUROC: 0.7469</text:p>
      <text:soft-page-break/>
      <text:p text:style-name="Normal">================================================================================</text:p>
      <text:p text:style-name="Normal">Epoch 21/30 [Train]: 100%|<text:span text:style-name="T4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2&lt;00:00, <text:s/>1.82s/it, loss=0.601]<text:s/></text:p>
      <text:p text:style-name="Normal">Epoch 21/30 [Val]: 100%|<text:span text:style-name="T4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30s/it]<text:s/></text:p>
      <text:p text:style-name="Normal"/>
      <text:p text:style-name="Normal">Epoch 21/30</text:p>
      <text:p text:style-name="Normal"><text:s text:c="2"/>Train Loss: 0.6008 | Train Acc: 0.6352</text:p>
      <text:p text:style-name="Normal"><text:s text:c="2"/>Val Loss: 0.5876 | Val Acc: 0.6793 | AUROC: 0.7468</text:p>
      <text:p text:style-name="Normal"><text:s text:c="2"/>Learning Rate: 0.000021</text:p>
      <text:p text:style-name="Normal">================================================================================</text:p>
      <text:p text:style-name="Normal">Epoch 22/30 [Train]: 100%|<text:span text:style-name="T4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6&lt;00:00, <text:s/>1.82s/it, loss=0.605]</text:p>
      <text:p text:style-name="Normal">Epoch 22/30 [Val]: 100%|<text:span text:style-name="T4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29s/it]<text:s/></text:p>
      <text:p text:style-name="Normal"/>
      <text:p text:style-name="Normal">Epoch 22/30</text:p>
      <text:p text:style-name="Normal"><text:s text:c="2"/>Train Loss: 0.6049 | Train Acc: 0.6392</text:p>
      <text:p text:style-name="Normal"><text:s text:c="2"/>Val Loss: 0.5858 | Val Acc: 0.6774 | AUROC: 0.7507</text:p>
      <text:p text:style-name="Normal"><text:s text:c="2"/>Learning Rate: 0.000017</text:p>
      <text:p text:style-name="Normal"><text:s text:c="2"/>✓ New best AUROC: 0.7507</text:p>
      <text:p text:style-name="Normal">================================================================================</text:p>
      <text:soft-page-break/>
      <text:p text:style-name="Normal">Epoch 23/30 [Train]: 100%|<text:span text:style-name="T4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9&lt;00:00, <text:s/>1.83s/it, loss=0.601]<text:s/></text:p>
      <text:p text:style-name="Normal">Epoch 23/30 [Val]: 100%|<text:span text:style-name="T4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3&lt;00:00, <text:s/>1.29s/it]<text:s/></text:p>
      <text:p text:style-name="Normal"/>
      <text:p text:style-name="Normal">Epoch 23/30</text:p>
      <text:p text:style-name="Normal"><text:s text:c="2"/>Train Loss: 0.6009 | Train Acc: 0.6301</text:p>
      <text:p text:style-name="Normal"><text:s text:c="2"/>Val Loss: 0.5828 | Val Acc: 0.6832 | AUROC: 0.7522</text:p>
      <text:p text:style-name="Normal"><text:s text:c="2"/>Learning Rate: 0.000013</text:p>
      <text:p text:style-name="Normal"><text:s text:c="2"/>✓ New best AUROC: 0.7522</text:p>
      <text:p text:style-name="Normal">================================================================================</text:p>
      <text:p text:style-name="Normal">Epoch 24/30 [Train]: 100%|<text:span text:style-name="T5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1&lt;00:00, <text:s/>1.81s/it, loss=0.598]</text:p>
      <text:p text:style-name="Normal">Epoch 24/30 [Val]: 100%|<text:span text:style-name="T5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5&lt;00:00, <text:s/>1.30s/it]<text:s/></text:p>
      <text:p text:style-name="Normal"/>
      <text:p text:style-name="Normal">Epoch 24/30</text:p>
      <text:p text:style-name="Normal"><text:s text:c="2"/>Train Loss: 0.5977 | Train Acc: 0.6419</text:p>
      <text:p text:style-name="Normal"><text:s text:c="2"/>Val Loss: 0.5857 | Val Acc: 0.6688 | AUROC: 0.7452</text:p>
      <text:p text:style-name="Normal"><text:s text:c="2"/>Learning Rate: 0.000010</text:p>
      <text:p text:style-name="Normal">================================================================================</text:p>
      <text:p text:style-name="Normal">Epoch 25/30 [Train]: 100%|<text:span text:style-name="T52">█████████████████████████████████████████████████</text:span><text:soft-page-break/><text:span text:style-name="T53">████████████████████████████████████████████████</text:span>| 420/420 [12:42&lt;00:00, <text:s/>1.82s/it, loss=0.599]</text:p>
      <text:p text:style-name="Normal">Epoch 25/30 [Val]: 100%|<text:span text:style-name="T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3&lt;00:00, <text:s/>1.29s/it]</text:p>
      <text:p text:style-name="Normal"/>
      <text:p text:style-name="Normal">Epoch 25/30</text:p>
      <text:p text:style-name="Normal"><text:s text:c="2"/>Train Loss: 0.5989 | Train Acc: 0.6355</text:p>
      <text:p text:style-name="Normal"><text:s text:c="2"/>Val Loss: 0.5846 | Val Acc: 0.6803 | AUROC: 0.7501</text:p>
      <text:p text:style-name="Normal"><text:s text:c="2"/>Learning Rate: 0.000007</text:p>
      <text:p text:style-name="Normal">================================================================================</text:p>
      <text:p text:style-name="Normal">Epoch 26/30 [Train]: 100%|<text:span text:style-name="T5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7&lt;00:00, <text:s/>1.83s/it, loss=0.6]</text:p>
      <text:p text:style-name="Normal">Epoch 26/30 [Val]: 100%|<text:span text:style-name="T5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6&lt;00:00, <text:s/>1.31s/it]</text:p>
      <text:p text:style-name="Normal"/>
      <text:p text:style-name="Normal">Epoch 26/30</text:p>
      <text:p text:style-name="Normal"><text:s text:c="2"/>Train Loss: 0.5999 | Train Acc: 0.6370</text:p>
      <text:p text:style-name="Normal"><text:s text:c="2"/>Val Loss: 0.5824 | Val Acc: 0.6793 | AUROC: 0.7500</text:p>
      <text:p text:style-name="Normal"><text:s text:c="2"/>Learning Rate: 0.000004</text:p>
      <text:p text:style-name="Normal">================================================================================</text:p>
      <text:p text:style-name="Normal">Epoch 27/30 [Train]: 100%|<text:span text:style-name="T5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54&lt;00:00, <text:s/>1.84s/it, loss=0.595]</text:p>
      <text:soft-page-break/>
      <text:p text:style-name="Normal">Epoch 27/30 [Val]: 100%|<text:span text:style-name="T5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5&lt;00:00, <text:s/>1.30s/it]<text:s/></text:p>
      <text:p text:style-name="Normal"/>
      <text:p text:style-name="Normal">Epoch 27/30</text:p>
      <text:p text:style-name="Normal"><text:s text:c="2"/>Train Loss: 0.5954 | Train Acc: 0.6417</text:p>
      <text:p text:style-name="Normal"><text:s text:c="2"/>Val Loss: 0.5830 | Val Acc: 0.6822 | AUROC: 0.7507</text:p>
      <text:p text:style-name="Normal"><text:s text:c="2"/>Learning Rate: 0.000003</text:p>
      <text:p text:style-name="Normal">================================================================================</text:p>
      <text:p text:style-name="Normal">Epoch 28/30 [Train]: 100%|<text:span text:style-name="T5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3:07&lt;00:00, <text:s/>1.87s/it, loss=0.601]</text:p>
      <text:p text:style-name="Normal">Epoch 28/30 [Val]: 100%|<text:span text:style-name="T6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7&lt;00:00, <text:s/>1.32s/it]<text:s/></text:p>
      <text:p text:style-name="Normal"/>
      <text:p text:style-name="Normal">Epoch 28/30</text:p>
      <text:p text:style-name="Normal"><text:s text:c="2"/>Train Loss: 0.6011 | Train Acc: 0.6379</text:p>
      <text:p text:style-name="Normal"><text:s text:c="2"/>Val Loss: 0.5828 | Val Acc: 0.6798 | AUROC: 0.7513</text:p>
      <text:p text:style-name="Normal"><text:s text:c="2"/>Learning Rate: 0.000001</text:p>
      <text:p text:style-name="Normal">================================================================================</text:p>
      <text:p text:style-name="Normal">Epoch 29/30 [Train]: 100%|<text:span text:style-name="T6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49&lt;00:00, <text:s/>1.83s/it, loss=0.596]</text:p>
      <text:soft-page-break/>
      <text:p text:style-name="Normal">Epoch 29/30 [Val]: 100%|<text:span text:style-name="T6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6&lt;00:00, <text:s/>1.31s/it]<text:s/></text:p>
      <text:p text:style-name="Normal"/>
      <text:p text:style-name="Normal">Epoch 29/30</text:p>
      <text:p text:style-name="Normal"><text:s text:c="2"/>Train Loss: 0.5962 | Train Acc: 0.6431</text:p>
      <text:p text:style-name="Normal"><text:s text:c="2"/>Val Loss: 0.5827 | Val Acc: 0.6784 | AUROC: 0.7515</text:p>
      <text:p text:style-name="Normal"><text:s text:c="2"/>Learning Rate: 0.000000</text:p>
      <text:p text:style-name="Normal">================================================================================</text:p>
      <text:p text:style-name="Normal">Epoch 30/30 [Train]: 100%|<text:span text:style-name="T6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420/420 [12:51&lt;00:00, <text:s/>1.84s/it, loss=0.599]</text:p>
      <text:p text:style-name="Normal">Epoch 30/30 [Val]: 100%|<text:span text:style-name="T6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4&lt;00:00, <text:s/>1.29s/it]<text:s/></text:p>
      <text:p text:style-name="Normal"/>
      <text:p text:style-name="Normal">Epoch 30/30</text:p>
      <text:p text:style-name="Normal"><text:s text:c="2"/>Train Loss: 0.5986 | Train Acc: 0.6327</text:p>
      <text:p text:style-name="Normal"><text:s text:c="2"/>Val Loss: 0.5827 | Val Acc: 0.6774 | AUROC: 0.7517</text:p>
      <text:p text:style-name="Normal"><text:s text:c="2"/>Learning Rate: 0.000000</text:p>
      <text:p text:style-name="Normal">================================================================================</text:p>
      <text:p text:style-name="Normal"/>
      <text:p text:style-name="Normal">Final Evaluation with Best Model...</text:p>
      <text:p text:style-name="Normal">Epoch 23/30 [Val]: 100%|<text:span text:style-name="T65">█████████████████████████████████████████████████</text:span><text:soft-page-break/><text:span text:style-name="T6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4/104 [02:10&lt;00:00, <text:s/>1.26s/it]</text:p>
      <text:p text:style-name="Normal"/>
      <text:p text:style-name="Normal">Calculating 95% confidence intervals (bootstrap)...</text:p>
      <text:p text:style-name="Normal">Bootstrap: 100%|<text:span text:style-name="T6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00/1000 [00:08&lt;00:00, 114.12it/s]</text:p>
      <text:p text:style-name="Normal"/>
      <text:p text:style-name="Normal">================================================================================</text:p>
      <text:p text:style-name="Normal">FINAL RESULTS - gcvit_small</text:p>
      <text:p text:style-name="Normal">================================================================================</text:p>
      <text:p text:style-name="Normal">AUROC <text:s text:c="11"/>| <text:s/>75.22%<text:s/><text:tab/><text:s/>| (73.2%, 77.2%) | 89.40% <text:s text:c="11"/>| 87.14%</text:p>
      <text:p text:style-name="Normal">F1 Score <text:s text:c="8"/>| <text:s/>72.58%<text:tab/><text:s/>| (70.7%, 74.6%) | 78.57% <text:s text:c="11"/>| 79.03%</text:p>
      <text:p text:style-name="Normal">Sensitivity <text:s text:c="5"/>| <text:s/>86.49%<text:tab/><text:s/>| (84.4%, 88.8%) | 70.80% <text:s text:c="11"/>| 77.97%</text:p>
      <text:p text:style-name="Normal">Specificity <text:s text:c="5"/>| <text:s/>51.21%<text:s/><text:tab/>| (48.4%, 54.3%) | 91.12% <text:s text:c="11"/>| 81.46%</text:p>
      <text:p text:style-name="Normal">====================================================================================================</text:p>
      <text:p text:style-name="Normal"/>
      <text:p text:style-name="Normal">Confusion Matrix:</text:p>
      <text:p text:style-name="Normal"><text:s text:c="2"/>TN: <text:s/>548 <text:s/>FP: <text:s/>522</text:p>
      <text:p text:style-name="Normal"><text:s text:c="2"/>FN: <text:s/>136 <text:s/>TP: <text:s/>871</text:p>
      <text:p text:style-name="Normal">====================================================================================================</text:p>
      <text:p text:style-name="Normal">All results saved to: C:\Users\prosenjit19\Desktop\Spine\vindr-spinexr\outputs\gcvit_small_optimized</text:p>
      <text:p text:style-name="Normal">Training complet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5-12-09T11:29:00Z</meta:creation-date>
    <dc:date>2025-12-09T11:30:00Z</dc:date>
    <meta:template xlink:href="Normal" xlink:type="simple"/>
    <meta:editing-cycles>1</meta:editing-cycles>
    <meta:editing-duration>PT60S</meta:editing-duration>
    <meta:document-statistic meta:page-count="17" meta:paragraph-count="39" meta:word-count="2921" meta:character-count="19532" meta:row-count="138" meta:non-whitespace-character-count="16650"/>
  </office:meta>
</office:document-meta>
</file>